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Glass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Ca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Cargo-Airlock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Cargo-Airlo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-Crew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-Cre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rew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re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DockPort</text:p>
          </table:table-cell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DockPort</text:p>
          </table:table-cell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DockPor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Servmod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Servmo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SpotlightDiffuse</text:p>
          </table:table-cell>
          <table:table-cell office:value-type="string" calcext:value-type="string">
            <text:p>Spotlight</text:p>
          </table:table-cell>
        </table:table-row>
        <table:table-row table:style-name="ro1">
          <table:table-cell office:value-type="string" calcext:value-type="string">
            <text:p>ERSSpotlightEmissive</text:p>
          </table:table-cell>
          <table:table-cell office:value-type="string" calcext:value-type="string">
            <text:p>Spotligh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US Mount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US Moun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Wheel BCK</text:p>
          </table:table-cell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Wheel BCK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Wheel BCK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Wheel BCK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Wheel B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Wheel FWD</text:p>
          </table:table-cell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Wheel FWD</text:p>
          </table:table-cell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Wheel FWD</text:p>
          </table:table-cell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Wheel FWD</text:p>
          </table:table-cell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Wheel FW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rew Intern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rew Inter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ERSInternalGlassDiffuse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ERS Intern</text:p>
          </table:table-cell>
        </table:table-row>
        <table:table-row table:style-name="ro1">
          <table:table-cell office:value-type="string" calcext:value-type="string">
            <text:p>SeatV2_Diffuse</text:p>
          </table:table-cell>
          <table:table-cell office:value-type="string" calcext:value-type="string">
            <text:p>ERS Intern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ClearPlate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Crew Intern</text:p>
          </table:table-cell>
          <table:table-cell/>
        </table:table-row>
        <table:table-row table:style-name="ro1">
          <table:table-cell office:value-type="string" calcext:value-type="string">
            <text:p>ERS_Torec-DiffuseMap_V2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Crew Intern</text:p>
          </table:table-cell>
          <table:table-cell/>
        </table:table-row>
        <table:table-row table:style-name="ro1">
          <table:table-cell office:value-type="string" calcext:value-type="string">
            <text:p>ERS_TorecNormalMap_v2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MissiveMat-Diffuse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MissiveMat-Emissive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DockPort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US Mount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office:value-type="string" calcext:value-type="string">
            <text:p>ERSexternal001-Diffuse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US Mount</text:p>
          </table:table-cell>
          <table:table-cell/>
        </table:table-row>
        <table:table-row table:style-name="ro1">
          <table:table-cell office:value-type="string" calcext:value-type="string">
            <text:p>ERSexternal001-NormalMap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external002-Diffuse</text:p>
          </table:table-cell>
          <table:table-cell office:value-type="string" calcext:value-type="string">
            <text:p>Dock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argo-Crew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Crew</text:p>
          </table:table-cell>
          <table:table-cell/>
        </table:table-row>
        <table:table-row table:style-name="ro1">
          <table:table-cell office:value-type="string" calcext:value-type="string">
            <text:p>ERSexternal002-NormalMap</text:p>
          </table:table-cell>
          <table:table-cell office:value-type="string" calcext:value-type="string">
            <text:p>Dock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xternal003-Diffuse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Cargo-Airlock</text:p>
          </table:table-cell>
          <table:table-cell/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Wheel BCK</text:p>
          </table:table-cell>
          <table:table-cell/>
        </table:table-row>
        <table:table-row table:style-name="ro1">
          <table:table-cell office:value-type="string" calcext:value-type="string">
            <text:p>ERSexternal003-NormalMap</text:p>
          </table:table-cell>
          <table:table-cell office:value-type="string" calcext:value-type="string">
            <text:p>Wheel FW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GlassDiffuse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InternalGlassDiffuse</text:p>
          </table:table-cell>
          <table:table-cell office:value-type="string" calcext:value-type="string">
            <text:p>ERS In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SpotlightDiffuse</text:p>
          </table:table-cell>
          <table:table-cell office:value-type="string" calcext:value-type="string">
            <text:p>Spotligh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RSSpotlightEmissive</text:p>
          </table:table-cell>
          <table:table-cell office:value-type="string" calcext:value-type="string">
            <text:p>Spotligh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Servmo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atV2_Diffuse</text:p>
          </table:table-cell>
          <table:table-cell office:value-type="string" calcext:value-type="string">
            <text:p>ERS Intern</text:p>
          </table:table-cell>
          <table:table-cell office:value-type="string" calcext:value-type="string">
            <text:p>in ASET_Props. Is model in there, too? Both textures are same</text:p>
          </table:table-cell>
        </table:table-row>
      </table:table>
      <table:named-expressions/>
      <table:database-ranges>
        <table:database-range table:name="__Anonymous_Sheet_DB__1" table:target-range-address="Sheet2.A1:Sheet2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8T12:35:00.132000000</meta:creation-date>
    <dc:date>2022-02-28T13:23:08.870000000</dc:date>
    <meta:editing-duration>PT17M16S</meta:editing-duration>
    <meta:editing-cycles>5</meta:editing-cycles>
    <meta:generator>LibreOffice/7.2.3.2$Windows_X86_64 LibreOffice_project/d166454616c1632304285822f9c83ce2e660fd92</meta:generator>
    <meta:document-statistic meta:table-count="2" meta:cell-count="289" meta:object-count="0"/>
  </office:meta>
</office:document-meta>
</file>